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2" style:family="paragraph"/>
    <style:style style:name="P7" style:parent-style-name="Normal" style:list-style-name="LFO2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P10" style:parent-style-name="Normal" style:list-style-name="LFO2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ortfolio</text:p>
      <text:p text:style-name="P2">1. Préparer ton projet</text:p>
      <text:p text:style-name="Normal">Utiliser l’IA pour créer :</text:p>
      <text:p text:style-name="Normal">Une page sommaire simple en html et en css contenant un sommaire avec un menu déroulant, séparer les fichier html et css</text:p>
      <text:list text:style-name="LFO1" text:continue-numbering="true">
        <text:list-item>
          <text:p text:style-name="P3">Crée ton site web en local<text:s/>( index.hml et style.css)</text:p>
        </text:list-item>
        <text:list-item>
          <text:p text:style-name="P4">Mets tous tes fichiers dans un seul dossier<text:s/></text:p>
        </text:list-item>
      </text:list>
      <text:p text:style-name="Normal"><draw:custom-shape svg:x="0.98264in" svg:y="3.47847in" svg:width="6.30417in" svg:height="0.08681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5">2. Créer un dépôt GitHub</text:p>
      <text:list text:style-name="LFO2" text:continue-numbering="true">
        <text:list-item>
          <text:p text:style-name="P6">Connecte-toi sur<text:s/><text:a xlink:href="https://github.com" office:target-frame-name="_new" xlink:show="replace"><text:span text:style-name="Lienhypertexte">GitHub</text:span></text:a>.</text:p>
        </text:list-item>
        <text:list-item>
          <text:p text:style-name="P7">Clique sur<text:s/><text:span text:style-name="T8">New repository</text:span>.</text:p>
        </text:list-item>
        <text:list-item>
          <text:p text:style-name="P9">Donne un nom à ton dépôt (ex : mon-site).</text:p>
        </text:list-item>
        <text:list-item>
          <text:p text:style-name="P10">Laisse l’option<text:s/><text:span text:style-name="T11">Public</text:span><text:s/>(si tu veux que ton site soit visible par tout le monde).</text:p>
        </text:list-item>
        <text:list-item>
          <text:p text:style-name="P12">Clique sur<text:s/><text:span text:style-name="T13">Create repository</text:span>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rgui Anis</meta:initial-creator>
    <dc:creator>Chergui Anis</dc:creator>
    <meta:creation-date>2025-09-29T07:06:00Z</meta:creation-date>
    <dc:date>2025-09-29T07:08:00Z</dc:date>
    <meta:template xlink:href="Normal" xlink:type="simple"/>
    <meta:editing-cycles>1</meta:editing-cycles>
    <meta:editing-duration>PT120S</meta:editing-duration>
    <meta:document-statistic meta:page-count="1" meta:paragraph-count="1" meta:word-count="85" meta:character-count="555" meta:row-count="3" meta:non-whitespace-character-count="471"/>
  </office:meta>
</office:document-meta>
</file>